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2" svg:font-family="'Arial Unicode MS'" style:font-family-generic="swiss"/>
    <style:font-face style:name="Liberation Serif" svg:font-family="'Liberation Serif'"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ヒラギノ明朝 ProN" svg:font-family="'ヒラギノ明朝 ProN'"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58084f"/>
    </style:style>
    <style:style style:name="P2" style:family="paragraph" style:parent-style-name="Text_20_body">
      <style:paragraph-properties fo:text-align="start" style:justify-single-word="false"/>
      <style:text-properties officeooo:paragraph-rsid="004bdd46"/>
    </style:style>
    <style:style style:name="P3" style:family="paragraph" style:parent-style-name="Text_20_body">
      <style:paragraph-properties fo:text-align="start" style:justify-single-word="false"/>
      <style:text-properties officeooo:paragraph-rsid="0051ae9a"/>
    </style:style>
    <style:style style:name="P4" style:family="paragraph" style:parent-style-name="Text_20_body">
      <style:paragraph-properties fo:text-align="start" style:justify-single-word="false"/>
      <style:text-properties officeooo:paragraph-rsid="004d74d8"/>
    </style:style>
    <style:style style:name="P5" style:family="paragraph" style:parent-style-name="Text_20_body">
      <style:paragraph-properties fo:text-align="start" style:justify-single-word="false"/>
      <style:text-properties officeooo:paragraph-rsid="00758531"/>
    </style:style>
    <style:style style:name="P6" style:family="paragraph" style:parent-style-name="Text_20_body">
      <style:paragraph-properties fo:text-align="center" style:justify-single-word="false"/>
      <style:text-properties fo:font-size="14pt" officeooo:paragraph-rsid="0051ae9a" style:font-name-asian="Arial Unicode MS1" style:font-size-asian="14pt" style:font-size-complex="14pt"/>
    </style:style>
    <style:style style:name="P7" style:family="paragraph" style:parent-style-name="Text_20_body">
      <style:text-properties officeooo:paragraph-rsid="0075aedb"/>
    </style:style>
    <style:style style:name="P8" style:family="paragraph" style:parent-style-name="Text_20_body">
      <style:paragraph-properties fo:text-align="start" style:justify-single-word="false"/>
      <style:text-properties officeooo:rsid="005e9b1e" officeooo:paragraph-rsid="007b52e4"/>
    </style:style>
    <style:style style:name="P9" style:family="paragraph" style:parent-style-name="Text_20_body">
      <style:text-properties officeooo:paragraph-rsid="007a2a37"/>
    </style:style>
    <style:style style:name="P10" style:family="paragraph" style:parent-style-name="Text_20_body">
      <style:text-properties officeooo:paragraph-rsid="007a66a6"/>
    </style:style>
    <style:style style:name="P11" style:family="paragraph" style:parent-style-name="Text_20_body">
      <style:paragraph-properties fo:line-height="100%" fo:text-align="center" style:justify-single-word="false" style:writing-mode="page"/>
      <style:text-properties officeooo:rsid="0041e59c" officeooo:paragraph-rsid="0041e59c"/>
    </style:style>
    <style:style style:name="P12" style:family="paragraph" style:parent-style-name="Text_20_body">
      <style:paragraph-properties fo:text-align="start" style:justify-single-word="false"/>
      <style:text-properties officeooo:rsid="0071a7f9" officeooo:paragraph-rsid="00812a99"/>
    </style:style>
    <style:style style:name="P13" style:family="paragraph" style:parent-style-name="Text_20_body" style:list-style-name="">
      <style:paragraph-properties fo:text-align="start" style:justify-single-word="false"/>
      <style:text-properties officeooo:rsid="0058084f" officeooo:paragraph-rsid="005b3bb1"/>
    </style:style>
    <style:style style:name="P14" style:family="paragraph" style:parent-style-name="Text_20_body" style:list-style-name="">
      <style:paragraph-properties fo:text-align="start" style:justify-single-word="false"/>
      <style:text-properties officeooo:rsid="0058084f" officeooo:paragraph-rsid="005cd97e"/>
    </style:style>
    <style:style style:name="P15" style:family="paragraph" style:parent-style-name="Text_20_body" style:list-style-name="">
      <style:paragraph-properties fo:text-align="start" style:justify-single-word="false"/>
      <style:text-properties officeooo:rsid="0058084f" officeooo:paragraph-rsid="005ea32d"/>
    </style:style>
    <style:style style:name="P16" style:family="paragraph" style:parent-style-name="Text_20_body">
      <style:paragraph-properties fo:text-align="start" style:justify-single-word="false"/>
      <style:text-properties officeooo:rsid="005ea32d" officeooo:paragraph-rsid="0075aedb"/>
    </style:style>
    <style:style style:name="P17" style:family="paragraph" style:parent-style-name="Text_20_body">
      <style:text-properties officeooo:rsid="0061c17d" officeooo:paragraph-rsid="007761fc"/>
    </style:style>
    <style:style style:name="P18" style:family="paragraph" style:parent-style-name="Text_20_body">
      <style:paragraph-properties fo:text-align="start" style:justify-single-word="false"/>
      <style:text-properties officeooo:rsid="005e9b1e" officeooo:paragraph-rsid="0075f765"/>
    </style:style>
    <style:style style:name="P19" style:family="paragraph" style:parent-style-name="Heading_20_2">
      <style:paragraph-properties fo:text-align="center" style:justify-single-word="false"/>
    </style:style>
    <style:style style:name="P20" style:family="paragraph" style:parent-style-name="Heading_20_3">
      <style:paragraph-properties fo:text-align="center" style:justify-single-word="false"/>
    </style:style>
    <style:style style:name="P21" style:family="paragraph" style:parent-style-name="Heading_20_3">
      <style:paragraph-properties fo:text-align="center" style:justify-single-word="false"/>
      <style:text-properties officeooo:paragraph-rsid="004bdd46"/>
    </style:style>
    <style:style style:name="P22" style:family="paragraph" style:parent-style-name="Heading_20_3" style:list-style-name="">
      <style:paragraph-properties fo:text-align="center" style:justify-single-word="false"/>
    </style:style>
    <style:style style:name="P23" style:family="paragraph" style:parent-style-name="Heading_20_3" style:list-style-name="">
      <style:paragraph-properties fo:text-align="center" style:justify-single-word="false"/>
      <style:text-properties officeooo:paragraph-rsid="004bdd46"/>
    </style:style>
    <style:style style:name="P24" style:family="paragraph" style:parent-style-name="Heading_20_3">
      <style:paragraph-properties fo:text-align="center" style:justify-single-word="false"/>
      <style:text-properties officeooo:paragraph-rsid="004dc059"/>
    </style:style>
    <style:style style:name="P25" style:family="paragraph" style:parent-style-name="Heading_20_3">
      <style:paragraph-properties fo:text-align="center" style:justify-single-word="false"/>
      <style:text-properties officeooo:paragraph-rsid="0051ae9a"/>
    </style:style>
    <style:style style:name="P26" style:family="paragraph" style:parent-style-name="Heading_20_3">
      <style:paragraph-properties fo:text-align="center" style:justify-single-word="false"/>
      <style:text-properties officeooo:paragraph-rsid="005ea32d"/>
    </style:style>
    <style:style style:name="P27" style:family="paragraph" style:parent-style-name="Heading_20_3">
      <style:paragraph-properties fo:text-align="center" style:justify-single-word="false"/>
      <style:text-properties officeooo:paragraph-rsid="0075aedb"/>
    </style:style>
    <style:style style:name="P28" style:family="paragraph" style:parent-style-name="Heading_20_3">
      <style:paragraph-properties fo:text-align="center" style:justify-single-word="false"/>
      <style:text-properties officeooo:paragraph-rsid="007929b6"/>
    </style:style>
    <style:style style:name="P29" style:family="paragraph" style:parent-style-name="Heading_20_3">
      <style:paragraph-properties fo:text-align="center" style:justify-single-word="false"/>
      <style:text-properties officeooo:paragraph-rsid="00797e60"/>
    </style:style>
    <style:style style:name="P30" style:family="paragraph" style:parent-style-name="Heading_20_3">
      <style:paragraph-properties fo:text-align="center" style:justify-single-word="false"/>
      <style:text-properties officeooo:rsid="007761fc" officeooo:paragraph-rsid="007761fc"/>
    </style:style>
    <style:style style:name="P31" style:family="paragraph" style:parent-style-name="Heading_20_3">
      <style:paragraph-properties fo:text-align="center" style:justify-single-word="false" fo:break-before="page"/>
    </style:style>
    <style:style style:name="P32" style:family="paragraph" style:parent-style-name="Heading_20_3">
      <style:paragraph-properties fo:text-align="center" style:justify-single-word="false" fo:break-before="page"/>
      <style:text-properties officeooo:paragraph-rsid="004bdd46"/>
    </style:style>
    <style:style style:name="P33" style:family="paragraph" style:parent-style-name="Heading_20_3">
      <style:paragraph-properties fo:text-align="center" style:justify-single-word="false" fo:break-before="page"/>
      <style:text-properties officeooo:rsid="0058084f" officeooo:paragraph-rsid="0058084f"/>
    </style:style>
    <style:style style:name="P34" style:family="paragraph" style:parent-style-name="Heading_20_1">
      <style:paragraph-properties fo:line-height="100%" fo:text-align="center" style:justify-single-word="false" style:writing-mode="page"/>
    </style:style>
    <style:style style:name="T1" style:family="text">
      <style:text-properties officeooo:rsid="0042af2f"/>
    </style:style>
    <style:style style:name="T2" style:family="text">
      <style:text-properties officeooo:rsid="004bdd46"/>
    </style:style>
    <style:style style:name="T3" style:family="text">
      <style:text-properties officeooo:rsid="004ecf12"/>
    </style:style>
    <style:style style:name="T4" style:family="text">
      <style:text-properties officeooo:rsid="0050c131"/>
    </style:style>
    <style:style style:name="T5" style:family="text">
      <style:text-properties officeooo:rsid="00524deb"/>
    </style:style>
    <style:style style:name="T6" style:family="text">
      <style:text-properties officeooo:rsid="00552d37"/>
    </style:style>
    <style:style style:name="T7" style:family="text">
      <style:text-properties officeooo:rsid="0059d7b0"/>
    </style:style>
    <style:style style:name="T8" style:family="text">
      <style:text-properties officeooo:rsid="005cd97e"/>
    </style:style>
    <style:style style:name="T9" style:family="text">
      <style:text-properties officeooo:rsid="005ea32d"/>
    </style:style>
    <style:style style:name="T10" style:family="text">
      <style:text-properties officeooo:rsid="0065e2b8"/>
    </style:style>
    <style:style style:name="T11" style:family="text">
      <style:text-properties fo:font-size="12pt" style:font-size-asian="12pt" style:font-size-complex="12pt"/>
    </style:style>
    <style:style style:name="T12" style:family="text">
      <style:text-properties officeooo:rsid="007761fc"/>
    </style:style>
    <style:style style:name="T13" style:family="text">
      <style:text-properties officeooo:rsid="007a2a37"/>
    </style:style>
    <style:style style:name="T14" style:family="text">
      <style:text-properties officeooo:rsid="007f3694"/>
    </style:style>
    <style:style style:name="T15" style:family="text">
      <style:text-properties officeooo:rsid="0082bd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論理演算子について</text:h>
      <text:p text:style-name="P11">2018.<text:span text:style-name="T2">4</text:span>.<text:span text:style-name="T14">22</text:span> <text:span text:style-name="T1">CoderDojo Nada 辻</text:span></text:p>
      <text:h text:style-name="P21" text:outline-level="3"/>
      <text:h text:style-name="P21" text:outline-level="3">論理とは？</text:h>
      <text:p text:style-name="P2">・考えの筋道を立てる<text:line-break/>・条件や処理を正確に表現する<text:line-break/>・誰にでも通じるように表現する<text:line-break/>・コンピュータに処理しやすい表現に変える</text:p>
      <text:h text:style-name="P21" text:outline-level="3">論理的思考力とは？</text:h>
      <text:p text:style-name="P4">・偏見や感情に左右されなずに、ものごとを考える<text:line-break/>・一時的にではなく、特定の地域ではなく、いつでも、どこでも通用するような考え方をする<text:line-break/>・コンピュータや人工知能にも通じやすい考え方をする</text:p>
      <text:h text:style-name="P22" text:outline-level="3"/>
      <text:h text:style-name="P31" text:outline-level="3">日常的な論理的思考</text:h>
      <text:p text:style-name="P12">CoderDojo Nadaに行く方法を考える<text:line-break/>目的を果たすために、筋道を立てて、実行する<text:line-break/><text:line-break/>応募する<text:line-break/>もし、当選したら、次のことをする<text:line-break/><text:tab/>親に参加することを言っておく<text:line-break/><text:tab/>最短の行き方を調べる<text:line-break/><text:tab/><text:tab/>親にきく<text:line-break/><text:tab/><text:tab/>もし、親が教えてくれたら<text:line-break/><text:tab/><text:tab/><text:tab/>任せておく<text:line-break/><text:tab/><text:tab/>もし、親がわからないと言われたら<text:line-break/><text:tab/><text:tab/><text:tab/>調べる<text:line-break/><text:tab/><text:tab/><text:tab/>親に教えてあげる<text:line-break/><text:tab/>行く日を忘れないようにカレンダーにメモして記録する<text:line-break/><text:tab/>当日まで、毎朝一回、カレンダーを見る を繰り返す<text:line-break/><text:tab/>当日になったら、次の処理を行う<text:line-break/><text:tab/>[14時 − 行くのにかかる時間 − 準備時間]を計算する<text:line-break/><text:tab/>近い時間のイベントと比較する<text:line-break/><text:tab/>お昼ご飯を食べおわったらというイベントで出発するように一時記憶する<text:line-break/><text:tab/>お昼ご飯を食べおわったら、時間をチェックする<text:line-break/><text:tab/>[14時 − 行くのにかかる時間 − 準備時間]になったら、<text:line-break/><text:tab/><text:tab/>パソコン、電源をカバンに入れる。<text:line-break/><text:tab/><text:tab/>会場に行く<text:line-break/><text:tab/><text:tab/>もし、遅刻しそうなら、<text:line-break/><text:tab/><text:tab/><text:tab/>主催者に連絡する<text:line-break/><text:tab/><text:tab/>到着<text:line-break/>落選したら、<text:line-break/><text:tab/>他のことをして遊ぶ<text:line-break/></text:p>
      <text:p text:style-name="P12">・筋道を立てると、間違いにも気づきやすい、改善案も見えやすくなる。<text:line-break/>・自動化できそうなところはどこか？<text:line-break/>　自動化するのにどんなツールが使えそうか？<text:line-break/>・もっと手間を省く方法はないか？<text:line-break/></text:p>
      <text:h text:style-name="P24" text:outline-level="3"><text:soft-page-break/>論理的思考力は万能か？</text:h>
      <text:p text:style-name="P5">・論理的なことを考えると、疲れる。<text:line-break/>・複雑な論理計算は、コンピュータや人工知能に任せることはできる。<text:line-break/>　ある程度のところまでは人が論理的思考力を使って準備してやる必要がある<text:line-break/>・論理的思考力だけでできる仕事はコンピュータや人工知能に任せることはできそう。<text:line-break/></text:p>
      <text:p text:style-name="P6">想像すること、思いやること</text:p>
      <text:p text:style-name="P3">・あいまいさ、いい加減さ、不安定な情感などは豊かさにつながる。<text:line-break/>・人間のコミュニケーション、さまざまな人生経験<text:span text:style-name="T3">(恋愛、結婚、子育てなど)</text:span>は論理的に説明できない<text:line-break/> <text:s text:c="3"/>また、説明することと、経験することが根本的に違う。<text:line-break/>・他人のこと<text:span text:style-name="T4">(他人の人生)</text:span>は経験できないけど、他人のことを想像すること、思いやることはできる。<text:line-break/></text:p>
      <text:h text:style-name="P25" text:outline-level="3">論理的思考力は大切か？</text:h>
      <text:p text:style-name="P7"><text:s/>・一時的な感情にとらわれない判断や、冷静に、落ち着いて考えるためには大切なこと。<text:line-break/>・コンピュータや人工知能に任せるている仕組みを理解するのに論理的思考力が必要。<text:line-break/>・プログラミングはコンピュータや人工知能と対話するために、必要な能力。<text:line-break/>・論理的にものを考えることや、コンピュータや人工知能を使うことが、想像すること、思いやることの手助けにもなる。<text:line-break/></text:p>
      <text:h text:style-name="P33" text:outline-level="3">命題と真偽<text:line-break/><text:span text:style-name="T11">コンピュータに仕事をさせるまでに考えること</text:span></text:h>
      <text:p text:style-name="P1"/>
      <text:h text:style-name="P13" text:outline-level="3">命題：中学生になれる年齢（日本在住で中学を卒業していな人に限る）<text:line-break/>12歳以上は真、<text:span text:style-name="T8">12歳未満は偽</text:span></text:h>
      <text:h text:style-name="P13" text:outline-level="3">正しい条件でしょうか？</text:h>
      <text:h text:style-name="P13" text:outline-level="3"/>
      <text:h text:style-name="P13" text:outline-level="3">間違いです。<text:line-break/>条件にモレがあります。</text:h>
      <text:h text:style-name="P14" text:outline-level="3">正解は、<text:line-break/>12歳以上 で<text:span text:style-name="T7"> </text:span>12歳になってから<text:span text:style-name="T7">4月1日を迎えた、が真、<text:line-break/>それ以外が偽<text:line-break/>今年で言えば、2006年4月1日以前に生まれた人</text:span><text:line-break/></text:h>
      <text:h text:style-name="P14" text:outline-level="3">確認すること</text:h>
      <text:h text:style-name="P15" text:outline-level="3">・例外がなく区別できること<text:line-break/>・必要最小限の条件であること<text:line-break/>（上の条件であれば<text:span text:style-name="T8">13歳以上であることも条件に加えても間違いなく区別できるが不要）</text:span></text:h>
      <text:h text:style-name="P26" text:outline-level="3">コンピュータが処理しやすい表現にする</text:h>
      <text:p text:style-name="P8"><text:s/><text:span text:style-name="T9"><text:line-break/>(</text:span>誕生日の月日 <text:span text:style-name="T10">&gt;</text:span> 4月1日<text:span text:style-name="T9"> でかつ(and) 現在の</text:span>西暦の年 <text:span text:style-name="T9">&gt;= 誕生日の西暦の年 + 13) または(or)<text:line-break/>(</text:span>誕生日の月日 <text:span text:style-name="T10">&lt;=</text:span> 4月1日 でかつ<text:span text:style-name="T15">(and) 現在の</text:span>西暦の年 <text:span text:style-name="T9">&gt;= 誕生日の西暦の年 + 12) <text:line-break/> </text:span></text:p>
      <text:p text:style-name="P16">もっと簡単に</text:p>
      <text:p text:style-name="P8"><text:span text:style-name="T9">現在の西暦の年度の4月1日 &gt;= 12年進めたの西暦</text:span>誕生日<text:span text:style-name="T9"> </text:span></text:p>
      <text:p text:style-name="P8"><text:span text:style-name="T9"><text:line-break/>もっとコンピュータに歩み寄る<text:line-break/>現在の西暦の年度の4月1日を数値化 &gt;= 西暦</text:span>誕生日を数値化<text:span text:style-name="T9"> + 120000<text:line-break/>（例）誕生日が2006年4月1日の人: 20180401 &gt;= 20060401 + 120000 は真なので中学生になれる</text:span></text:p>
      <text:h text:style-name="P27" text:outline-level="3"><text:soft-page-break/>if文で</text:h>
      <text:p text:style-name="P18">If (<text:span text:style-name="T9">現在の西暦の年度の4月1日 &gt;= 12年進めたの西暦</text:span>誕生日<text:span text:style-name="T9">) {<text:line-break/><text:tab/>中学生を対象とする処理を行う<text:line-break/>} else {<text:line-break/><text:tab/>小学生までを対象とする処理を行う<text:line-break/>}</text:span></text:p>
      <text:h text:style-name="P23" text:outline-level="3"/>
      <text:h text:style-name="P32" text:outline-level="3">論理演算子</text:h>
      <text:p text:style-name="P17">真 true 0以外<text:line-break/>偽 false 0 null undefined</text:p>
      <text:h text:style-name="P30" text:outline-level="3">2つの真偽値の演算</text:h>
      <text:h text:style-name="P20" text:outline-level="3">論理積</text:h>
      <text:p text:style-name="P10"><text:span text:style-name="T12">A &amp;&amp; B (pythonではand)<text:line-break/>Aを &amp;&amp;演算子の左辺とする、Bを &amp;&amp;演算子の右辺とする、<text:line-break/>1. Aを調べる<text:line-break/>2. Aが真ならBの真偽を結果とする<text:line-break/>3. Aが偽ならBは調べずに偽と判断する<text:line-break/><text:line-break/>・AとB両方が真のとき、真<text:line-break/>・Aが真のとき、AとBの論理積はBに等しい<text:line-break/>・Aが偽のとき、AとBの論理積は常に偽<text:line-break/>・A &amp;&amp; BとB &amp;&amp; Aの結果は等しくない場合がある<text:line-break/><text:line-break/>if (A &amp;&amp; B) {}<text:line-break/><text:line-break/>&amp;&amp;を使わずに書き換えると<text:line-break/><text:line-break/>if (A) {<text:line-break/><text:tab/>if (B) {<text:line-break/><text:tab/><text:tab/>A &amp;&amp; Bが真のときの処理<text:line-break/><text:tab/>}<text:line-break/>}</text:span><text:line-break/></text:p>
      <text:h text:style-name="P28" text:outline-level="3">論理和</text:h>
      <text:p text:style-name="P10"><text:span text:style-name="T12">A || B (pythonではor)<text:line-break/>Aを ||演算子の左辺とする、Bを ||演算子の右辺とする、<text:line-break/>1. Aを調べる<text:line-break/>2. Aが真ならBは調べずに真と判断する<text:line-break/>3. Aが偽ならBの真偽を結果とする<text:line-break/><text:line-break/>・AとBどちらか一方が真のとき、真<text:line-break/></text:span><text:soft-page-break/><text:span text:style-name="T12">・Aが真のとき、AとBの論理和は常に真<text:line-break/>・Aが偽のとき、AとBの論理和はBに等しい<text:line-break/>・A || BとB || Aの結果は等しくない場合がある</text:span><text:line-break/></text:p>
      <text:p text:style-name="P10"><text:span text:style-name="T12">if (A || B) {}<text:line-break/><text:line-break/>||を使わずに書き換えると<text:line-break/><text:line-break/>if (A) {<text:line-break/><text:tab/><text:tab/>A || Bが真のときの処理<text:line-break/>}else{<text:line-break/><text:tab/>if (B) {<text:line-break/><text:tab/><text:tab/>A || Bが真のときの処理<text:line-break/><text:tab/>}<text:line-break/>}</text:span><text:line-break/></text:p>
      <text:h text:style-name="P29" text:outline-level="3">論理積を使った条件付きの処理実行</text:h>
      <text:p text:style-name="Text_20_body">条件自体に処理を定義する<text:line-break/>論理積を使うと、条件付きで処理を実行することができる<text:line-break/>check() &amp;&amp; exec()</text:p>
      <text:p text:style-name="P9">function check(r){console.log("check");return r}<text:line-break/>function exec(){console.log("exec");}<text:line-break/><text:line-break/>check(true) &amp;&amp; exec()<text:line-break/><text:tab/><text:span text:style-name="T13">check<text:line-break/><text:tab/>exec<text:line-break/><text:line-break/>check(false) &amp;&amp; exec()<text:line-break/><text:tab/>check<text:line-break/><text:line-break/>check(true) || exec()<text:line-break/><text:tab/>check<text:line-break/><text:line-break/>check(false) || exec()<text:line-break/><text:tab/>check<text:line-break/><text:tab/>exec<text:line-break/><text:tab/><text:line-break/><text:tab/></text:span></text:p>
      <text:h text:style-name="P19" text:outline-level="2"><text:soft-page-break/>おしまい</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2" svg:font-family="'Arial Unicode MS'" style:font-family-generic="swiss"/>
    <style:font-face style:name="Liberation Serif" svg:font-family="'Liberation Serif'"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ヒラギノ明朝 ProN" svg:font-family="'ヒラギノ明朝 ProN'" style:font-family-generic="system"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ヒラギノ明朝 ProN"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ヒラギノ明朝 ProN"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2:31:03.161289929</meta:creation-date>
    <dc:date>2018-04-29T22:44:35.062341577</dc:date>
    <meta:editing-duration>PT8H58M17S</meta:editing-duration>
    <meta:editing-cycles>42</meta:editing-cycles>
    <meta:generator>LibreOffice/5.4.5.1$MacOSX_X86_64 LibreOffice_project/79c9829dd5d8054ec39a82dc51cd9eff340dbee8</meta:generator>
    <meta:document-statistic meta:table-count="0" meta:image-count="0" meta:object-count="0" meta:page-count="8" meta:paragraph-count="41" meta:word-count="2096" meta:character-count="2766" meta:non-whitespace-character-count="2454"/>
  </office:meta>
</office:document-meta>
</file>